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9ee" officeooo:paragraph-rsid="000179ee"/>
    </style:style>
    <style:style style:name="P2" style:family="paragraph" style:parent-style-name="Standard">
      <style:text-properties officeooo:rsid="00034ffd" officeooo:paragraph-rsid="00034ffd"/>
    </style:style>
    <style:style style:name="P3" style:family="paragraph" style:parent-style-name="Standard">
      <style:text-properties officeooo:rsid="00037fc1" officeooo:paragraph-rsid="00037fc1"/>
    </style:style>
    <style:style style:name="P4" style:family="paragraph" style:parent-style-name="Standard">
      <style:text-properties officeooo:rsid="000519ff" officeooo:paragraph-rsid="000519ff"/>
    </style:style>
    <style:style style:name="T1" style:family="text">
      <style:text-properties officeooo:rsid="00051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ó de MongoDB</text:p>
      <text:p text:style-name="P1"/>
      <text:p text:style-name="P1">1: Instal·lar la llibreria per a Mongo al Node Package Manager:</text:p>
      <text:p text:style-name="P1"><text:tab/>sudo npm install mongodb --save</text:p>
      <text:p text:style-name="P1"/>
      <text:p text:style-name="P1">2: inserim la clau del repositori de mongoDB</text:p>
      <text:p text:style-name="P1"><text:tab/>sudo apt-key adv --keyserver hkp://keyserver.ubuntu.com:80 --recv 0C49F3730359A14518585931BC711F9BA15703C6</text:p>
      <text:p text:style-name="P1"/>
      <text:p text:style-name="P1">3: creem la llista d’arxius a /etc/apt/sources.list.d</text:p>
      <text:p text:style-name="P1"><text:tab/>echo "deb [ arch=amd64,arm64 ] http://repo.mongodb.org/apt/ubuntu xenial/mongodb-org/3.4 multiverse" | sudo tee /etc/apt/sources.list.d/mongodb-org-3.4.list</text:p>
      <text:p text:style-name="P1"/>
      <text:p text:style-name="P2">4: fem un update per tenir en compte el que s’ha instal·lat de manera recent.</text:p>
      <text:p text:style-name="P2"><text:tab/>Sudo apt-get update</text:p>
      <text:p text:style-name="P2"/>
      <text:p text:style-name="P2">5: installem MongoDB </text:p>
      <text:p text:style-name="P2"><text:tab/>sudo apt-get install -y mongodb-org</text:p>
      <text:p text:style-name="P2"/>
      <text:p text:style-name="P3">6: <text:span text:style-name="T1">Anem a l’arrel del projecte</text:span></text:p>
      <text:p text:style-name="P3"><text:tab/><text:span text:style-name="T1">cd Escritorio/sockets</text:span></text:p>
      <text:p text:style-name="P3"/>
      <text:p text:style-name="P4">7: engeguem mongodb al Node Package MManager</text:p>
      <text:p text:style-name="P4"><text:tab/>sudo service mongod start (o si no es la primera vegada “restart”)</text:p>
      <text:p text:style-name="P4"/>
      <text:p text:style-name="P4">8: Accedir a la base de dades</text:p>
      <text:p text:style-name="P4"><text:tab/>mo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9:30:58.255986133</meta:creation-date>
    <dc:date>2017-05-26T10:46:15.320026898</dc:date>
    <meta:editing-duration>PT4M36S</meta:editing-duration>
    <meta:editing-cycles>1</meta:editing-cycles>
    <meta:document-statistic meta:table-count="0" meta:image-count="0" meta:object-count="0" meta:page-count="1" meta:paragraph-count="17" meta:word-count="117" meta:character-count="829" meta:non-whitespace-character-count="723"/>
    <meta:generator>LibreOffice/5.1.6.2$Linux_X86_64 LibreOffice_project/10m0$Build-2</meta:generator>
  </office:meta>
</office:document-meta>
</file>